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MLeaf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MLeaf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MLeaf.isNul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MLeaf.ge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MLeaf.CMLeaf( QName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MLeaf.calcFirstPos( CMStateSet to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MLeaf.CMLeaf( QName element , int 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MLeaf.setPosition( int new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MLeaf.calcLastPos( CMStateSet to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